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c7d2"/>
    </style:style>
    <style:style style:name="T1" style:family="text">
      <style:text-properties officeooo:rsid="001ec7d2"/>
    </style:style>
    <style:style style:name="T2" style:family="text">
      <style:text-properties officeooo:rsid="001f90ee"/>
    </style:style>
    <style:style style:name="T3" style:family="text">
      <style:text-properties officeooo:rsid="002010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Overall, I had enjoyable experience with this class, but it didn’t come easily. As a passionate gamer, and someone who considers himself to be in tune with industry and it’s history, I was disappointed when I learned that we would be doing exceeding little in terms of actually working on the nuts and bolts of a game; things like designing sprites, animation, or just working with Unity in general. </text:span><text:span text:style-name="T2">I was also disappointed that playing games, or more specifically playing games with other classmates, wasn’t a part of the class. To me that feels like such a </text:span><text:span text:style-name="T3">missed</text:span><text:span text:style-name="T2"> opportunity to add some personal connection to a very isolated and socially limited class format. </text:span><text:span text:style-name="T1">Once I was able to get over my personal beliefs of what this class should be, I found myself enjoying working through the theoretical </text:span><text:span text:style-name="T2">design</text:span><text:span text:style-name="T1"> of a gam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30T13:38:19.282000000</meta:creation-date>
    <meta:generator>LibreOffice/7.0.4.2$Windows_X86_64 LibreOffice_project/dcf040e67528d9187c66b2379df5ea4407429775</meta:generator>
    <dc:date>2021-01-14T09:54:09.845000000</dc:date>
    <meta:editing-duration>PT5M10S</meta:editing-duration>
    <meta:editing-cycles>2</meta:editing-cycles>
    <meta:document-statistic meta:table-count="0" meta:image-count="0" meta:object-count="0" meta:page-count="1" meta:paragraph-count="1" meta:word-count="141" meta:character-count="816" meta:non-whitespace-character-count="675"/>
  </office:meta>
</office:document-meta>
</file>